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line-height="115%" fo:text-align="justify" style:justify-single-word="false"/>
      <style:text-properties style:font-name="Arial"/>
    </style:style>
    <style:style style:name="P5" style:family="paragraph" style:parent-style-name="Standard">
      <style:paragraph-properties fo:line-height="115%" fo:text-align="justify" style:justify-single-word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style:font-name="Arial" style:text-underline-style="solid" style:text-underline-width="auto" style:text-underline-color="font-color"/>
    </style:style>
    <style:style style:name="P7" style:family="paragraph" style:parent-style-name="Standard">
      <style:paragraph-properties fo:line-height="115%" fo:text-align="justify" style:justify-single-word="false"/>
      <style:text-properties style:font-name="Arial" style:text-underline-style="none"/>
    </style:style>
    <style:style style:name="P8" style:family="paragraph" style:parent-style-name="Standard">
      <style:paragraph-properties fo:line-height="115%" fo:text-align="justify" style:justify-single-word="false"/>
      <style:text-properties style:font-name="Arial"/>
    </style:style>
    <style:style style:name="P9" style:family="paragraph" style:parent-style-name="Standard" style:list-style-name="L1">
      <style:paragraph-properties fo:line-height="115%" fo:text-align="justify" style:justify-single-word="false"/>
      <style:text-properties style:font-name="Arial"/>
    </style:style>
    <style:style style:name="P10" style:family="paragraph" style:parent-style-name="Standard" style:list-style-name="L2">
      <style:paragraph-properties fo:line-height="115%" fo:text-align="justify" style:justify-single-word="false"/>
      <style:text-properties style:font-name="Arial"/>
    </style:style>
    <style:style style:name="P11" style:family="paragraph" style:parent-style-name="Standard" style:list-style-name="L3">
      <style:paragraph-properties fo:line-height="115%" fo:text-align="justify" style:justify-single-word="false"/>
      <style:text-properties style:font-name="Arial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Arial" style:text-underline-style="none"/>
    </style:style>
    <style:style style:name="P13" style:family="paragraph" style:parent-style-name="Standard" style:list-style-name="L4">
      <style:paragraph-properties fo:line-height="115%" fo:text-align="justify" style:justify-single-word="false"/>
      <style:text-properties style:font-name="Arial" style:text-underline-style="none"/>
    </style:style>
    <style:style style:name="P14" style:family="paragraph" style:parent-style-name="Standard" style:list-style-name="L5">
      <style:paragraph-properties fo:line-height="115%" fo:text-align="justify" style:justify-single-word="false"/>
      <style:text-properties style:font-name="Arial" style:text-underline-style="none"/>
    </style:style>
    <style:style style:name="P15" style:family="paragraph" style:parent-style-name="Standard" style:list-style-name="L6">
      <style:paragraph-properties fo:line-height="115%" fo:text-align="justify" style:justify-single-word="false"/>
      <style:text-properties style:font-name="Arial" style:text-underline-style="none"/>
    </style:style>
    <style:style style:name="P16" style:family="paragraph" style:parent-style-name="Standard" style:list-style-name="L7">
      <style:paragraph-properties fo:line-height="115%" fo:text-align="justify" style:justify-single-word="false"/>
      <style:text-properties style:font-name="Arial" style:text-underline-style="none"/>
    </style:style>
    <style:style style:name="P17" style:family="paragraph" style:parent-style-name="Standard" style:list-style-name="L8">
      <style:paragraph-properties fo:line-height="115%" fo:text-align="justify" style:justify-single-word="false"/>
      <style:text-properties style:font-name="Arial" style:text-underline-style="none"/>
    </style:style>
    <style:style style:name="P18" style:family="paragraph" style:parent-style-name="Standard" style:list-style-name="L9">
      <style:paragraph-properties fo:line-height="115%" fo:text-align="justify" style:justify-single-word="false"/>
      <style:text-properties style:font-name="Arial" style:text-underline-style="none"/>
    </style:style>
    <style:style style:name="P19" style:family="paragraph" style:parent-style-name="Standard" style:list-style-name="L10">
      <style:paragraph-properties fo:line-height="115%" fo:text-align="justify" style:justify-single-word="false"/>
      <style:text-properties style:font-name="Arial" style:text-underline-style="none"/>
    </style:style>
    <style:style style:name="P20" style:family="paragraph" style:parent-style-name="Standard" style:list-style-name="L4">
      <style:paragraph-properties fo:line-height="115%" fo:text-align="justify" style:justify-single-word="false"/>
      <style:text-properties style:font-name="Arial" style:text-underline-style="none" fo:font-weight="bold" style:font-weight-asian="bold" style:font-weight-complex="bold"/>
    </style:style>
    <style:style style:name="P21" style:family="paragraph" style:parent-style-name="Standard" style:list-style-name="L6">
      <style:paragraph-properties fo:line-height="115%" fo:text-align="justify" style:justify-single-word="false"/>
      <style:text-properties style:font-name="Arial" style:text-underline-style="none" fo:font-weight="bold" style:font-weight-asian="bold" style:font-weight-complex="bold"/>
    </style:style>
    <style:style style:name="P22" style:family="paragraph" style:parent-style-name="Standard" style:list-style-name="L9">
      <style:paragraph-properties fo:line-height="115%" fo:text-align="justify" style:justify-single-word="false"/>
      <style:text-properties style:font-name="Arial" style:text-underline-style="none" fo:font-weight="bold" style:font-weight-asian="bold" style:font-weight-complex="bold"/>
    </style:style>
    <style:style style:name="P23" style:family="paragraph" style:parent-style-name="Standard">
      <style:paragraph-properties fo:line-height="115%" fo:text-align="center" style:justify-single-word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24" style:family="paragraph" style:parent-style-name="Standard">
      <style:paragraph-properties fo:line-height="115%" fo:text-align="center" style:justify-single-word="false"/>
      <style:text-properties style:font-name="Arial" style:text-underline-style="solid" style:text-underline-width="auto" style:text-underline-color="font-color"/>
    </style:style>
    <style:style style:name="P25" style:family="paragraph" style:parent-style-name="Standard">
      <style:paragraph-properties fo:line-height="115%" fo:text-align="center" style:justify-single-word="false"/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15%" fo:text-align="center" style:justify-single-word="false"/>
      <style:text-properties style:font-name="Arial" fo:font-size="14pt" style:font-size-asian="14pt" style:font-size-complex="14pt"/>
    </style:style>
    <style:style style:name="P27" style:family="paragraph" style:parent-style-name="Standard">
      <style:paragraph-properties fo:line-height="115%" fo:text-align="center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2">Introducción</text:span></text:p>
      <text:p text:style-name="P4"><text:span text:style-name="T2"/></text:p>
      <text:p text:style-name="P4"><text:span text:style-name="T2">Dato:</text:span> Son palabras y/o números sueltos sin ningún elemento que les de sentido. (P.ej: “Verde”, “Rojo”, “Azul”, son palabras sueltas que necesitan ser agrupadas en un grupo llamado “Color” en este caso.”.</text:p>
      <text:p text:style-name="P4"/>
      <text:p text:style-name="P4"><text:span text:style-name="T2">Información:</text:span> Son datos catalogados, de los cuales sabemos su significado. (P.ej: Si “Azul” está dentro de la categoría “Color”, sabemos que se refiere al color azul.).</text:p>
      <text:p text:style-name="P4"/>
      <text:p text:style-name="P4"><text:span text:style-name="T2">Sistema gestor de base de datos (SGBD o DBMS):</text:span> Es una recopilación organizada de información relacionada entre si, que se almacena de forma electrónica en un sistema informático con la cual se puede extraer un conocimiento.</text:p>
      <text:p text:style-name="P4"/>
      <text:p text:style-name="P4"><text:span text:style-name="T2">Sistema de ficheros:</text:span> En la década de los 70 la información se trataba y gestionaba con los sistemas típicos de gestión de archivos. Este formato conlleva algunos problemas:</text:p>
      <text:p text:style-name="P4"/>
      <text:list xml:id="list5669282423073254320" text:style-name="L1">
        <text:list-item>
          <text:p text:style-name="P9">Genera datos redundantes.</text:p>
        </text:list-item>
        <text:list-item>
          <text:p text:style-name="P9">La información la tienes en distintos formatos.</text:p>
        </text:list-item>
        <text:list-item>
          <text:p text:style-name="P9">Requieres diferentes programas para leer los ficheros.</text:p>
        </text:list-item>
      </text:list>
      <text:p text:style-name="P4"/>
      <text:p text:style-name="P4">La ventaja de este sistema es que se puede crear sin la necesidad de planificar el sistema, pero siempre será más óptimo trabajar con un SGBD.</text:p>
      <text:p text:style-name="P4"/>
      <text:p text:style-name="P4">A partir de los inconvenientes que conlleva el sistema de ficheros se decide crear los SGBD.</text:p>
      <text:p text:style-name="P4"/>
      <text:p text:style-name="P5">Un buen SGBD persigue:</text:p>
      <text:p text:style-name="P4"/>
      <text:list xml:id="list1371149555351478303" text:style-name="L2">
        <text:list-item>
          <text:p text:style-name="P10"><text:span text:style-name="T1">Concurrencia:</text:span> Permite que varios usuarios accedan a la vez a la BD.</text:p>
        </text:list-item>
        <text:list-item>
          <text:p text:style-name="P10"><text:span text:style-name="T1">Consistencia:</text:span> Mientras el usuario siga las reglas, la BD no se romperá y mostrará resultados predecibles.</text:p>
        </text:list-item>
        <text:list-item>
          <text:p text:style-name="P10"><text:span text:style-name="T1">Integridad:</text:span> Es la exactitud de la información contenida.</text:p>
        </text:list-item>
        <text:list-item>
          <text:p text:style-name="P10"><text:span text:style-name="T1">Seguridad:</text:span> Permite el acceso a la BD a los usuarios autorizados.</text:p>
        </text:list-item>
        <text:list-item>
          <text:p text:style-name="P10"><text:span text:style-name="T1">Recuperación:</text:span> Tiene que tener un sistema de Backup.</text:p>
        </text:list-item>
        <text:list-item>
          <text:p text:style-name="P10"><text:span text:style-name="T1">Interdependencia física: </text:span>Permite modificar los archivos físicos con la finalidad de aumentar el rendimiento sin que esto afecte al esquema lógico.</text:p>
        </text:list-item>
        <text:list-item>
          <text:p text:style-name="P10"><text:span text:style-name="T1">Interdependencia lógica:</text:span> Permite añadir o quitar elementos del esquema lógico sin que los elementos que no se refieran al elemento borrado se vean afectados.</text:p>
        </text:list-item>
      </text:list>
      <text:p text:style-name="P4"/>
      <text:p text:style-name="P4"/>
      <text:p text:style-name="P4"><text:soft-page-break/><text:span text:style-name="T2">Arquitectura de un SGBD:</text:span></text:p>
      <text:p text:style-name="P4"/>
      <text:list xml:id="list5840624490647412707" text:style-name="L3">
        <text:list-item>
          <text:p text:style-name="P11"><text:span text:style-name="T1">Nivel externo:</text:span> Lo que ve el usuario, depende de sus herramientas y privilegios.</text:p>
        </text:list-item>
        <text:list-item>
          <text:p text:style-name="P11"><text:span text:style-name="T1">Nivel conceptual:</text:span> Representación lógica y abstracta de la BD. Se definen los datos y las reglas.</text:p>
        </text:list-item>
        <text:list-item>
          <text:p text:style-name="P11"><text:span text:style-name="T1">Nivel interno:</text:span> Representación física en la máquina. Define el almacenamiento, el espacio y el acceso a ficheros, índices etc.</text:p>
        </text:list-item>
      </text:list>
      <text:p text:style-name="Standard"/>
      <text:p text:style-name="P5">Funciones de un SGBD:</text:p>
      <text:p text:style-name="P7"/>
      <text:list xml:id="list2891722609910905104" text:style-name="L4">
        <text:list-item>
          <text:p text:style-name="P13"><text:span text:style-name="T1">Lenguaje de descripción (DDL):</text:span> Crea la base de datos y sus estructuras.</text:p>
        </text:list-item>
        <text:list-item>
          <text:p text:style-name="P13"><text:span text:style-name="T1">Lenguaje de manipulación (DML):</text:span> Manipulación de datos, consulta de datos.</text:p>
        </text:list-item>
        <text:list-item>
          <text:p text:style-name="P13"><text:span text:style-name="T1">Lenguaje de control (DCL):</text:span> Crea y gestiona usuarios, accesos y privilegios.</text:p>
        </text:list-item>
        <text:list-item>
          <text:p text:style-name="P20">Lenguaje de 4ª generación (PL-SQL).</text:p>
        </text:list-item>
      </text:list>
      <text:p text:style-name="P7"/>
      <text:p text:style-name="P5">Usuarios de un SGBD:</text:p>
      <text:p text:style-name="P7"/>
      <text:list xml:id="list7394404923173119965" text:style-name="L5">
        <text:list-item>
          <text:p text:style-name="P14"><text:span text:style-name="T1">Administrador de la BD (DBA):</text:span> Administra la BD. Tiene un nivel alto de privilegios.</text:p>
        </text:list-item>
        <text:list-item>
          <text:p text:style-name="P14"><text:span text:style-name="T1">Usuarios “Resource”: </text:span>Pueden crear sus propios objetos en la BD y realizar consultas.</text:p>
        </text:list-item>
        <text:list-item>
          <text:p text:style-name="P14"><text:span text:style-name="T1">Usuarios “Connect”:</text:span> Solamente pueden realizar consultas a los datos que se les da acceso.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5"><text:soft-page-break/>Modelos entidad-relación (Modelo ER):</text:p>
      <text:p text:style-name="P23"/>
      <text:p text:style-name="P7">Es un modelo conceptual de las bases de datos. Se basa en las interrelaciones de las diferentes entidades.</text:p>
      <text:p text:style-name="P7"/>
      <text:list xml:id="list4823084854513287425" text:style-name="L6">
        <text:list-item>
          <text:p text:style-name="P15"><text:span text:style-name="T1">Entidades:</text:span> Es cualquier tipo de objeto o concepto sobre el que se recoge información.</text:p>
          <text:list>
            <text:list-item>
              <text:p text:style-name="P15"><text:span text:style-name="T1">Entidad débil:</text:span> Es aquella entidad cuya existencia depende de otra (llamada entidad fuerte).</text:p>
            </text:list-item>
            <text:list-item>
              <text:p text:style-name="P15"><text:span text:style-name="T1">Superclase: </text:span>Es una entidad que permite representar las características más comunes de la entidad desde un punto de vista general.</text:p>
            </text:list-item>
            <text:list-item>
              <text:p text:style-name="P15"><text:span text:style-name="T1">Subclase:</text:span> Son entidades que representan las características de una especialización.</text:p>
              <text:list>
                <text:list-item>
                  <text:p text:style-name="P15">Especialización exclusiva: Sólo puede tener una subclase a la vez.</text:p>
                </text:list-item>
                <text:list-item>
                  <text:p text:style-name="P15">Especialización inclusiva: Puede tener más de una subclase a la vez.</text:p>
                </text:list-item>
                <text:list-item>
                  <text:p text:style-name="P15">Especialización total: La superclase tiene todas las subclases a la vez.</text:p>
                  <text:p text:style-name="P15"/>
                </text:list-item>
              </text:list>
            </text:list-item>
          </text:list>
        </text:list-item>
        <text:list-item>
          <text:p text:style-name="P15"><text:span text:style-name="T1">Relación:</text:span> Es una relación entre dos o más entidades. Cada relación tiene un nombre que describe su función y debe utilizarse uno que no de pie a equivocación. Están clasificadas según el número de entidades que participan:</text:p>
          <text:list>
            <text:list-item>
              <text:p text:style-name="P15"><text:span text:style-name="T1">Relación unaria o reflexiva (Grado 1):</text:span> Es una relación dónde la misma entidad participa de distintas formas.</text:p>
            </text:list-item>
            <text:list-item>
              <text:p text:style-name="P21">Relación binaria (Grado 2)</text:p>
            </text:list-item>
            <text:list-item>
              <text:p text:style-name="P21">Relación ternaria (Grado 3)</text:p>
            </text:list-item>
            <text:list-item>
              <text:p text:style-name="P15"><text:span text:style-name="T1">Relación n-aria (Grado n&gt;3):</text:span> Son relaciones que participan más de tres entidades.</text:p>
            </text:list-item>
            <text:list-item>
              <text:p text:style-name="P15"><text:span text:style-name="T1">Relación alternativa (XOR):</text:span> En este tipo de relación se tiene que elegir entre una cosa u otra.</text:p>
              <text:p text:style-name="P15"/>
            </text:list-item>
          </text:list>
        </text:list-item>
        <text:list-item>
          <text:p text:style-name="P15"><text:span text:style-name="T1">Participación:</text:span> Indica el mínimo y el máximo de las veces que pueden relacionarse 2 entidades. Se usa 0, 1 o N para expresar estos valores.</text:p>
        </text:list-item>
        <text:list-item>
          <text:p text:style-name="P15"><text:span text:style-name="T1">Cardinalidad:</text:span> Indica los máximos de participación entre entidades.</text:p>
        </text:list-item>
        <text:list-item>
          <text:p text:style-name="P15"><text:span text:style-name="T1">Atributos:</text:span> Definen los parámetros de una entidad o relación:</text:p>
          <text:list>
            <text:list-item>
              <text:p text:style-name="P15"><text:span text:style-name="T1">Primal key o Clave primaria (PK): </text:span>Es un atributo único que no se puede repetir su valor.</text:p>
            </text:list-item>
            <text:list-item>
              <text:p text:style-name="P15"><text:span text:style-name="T1">Valor ambiguo:</text:span> Es un atributo con diferentes significados.</text:p>
            </text:list-item>
            <text:list-item>
              <text:p text:style-name="P15"><text:span text:style-name="T1">Multivalor:</text:span> Es un atributo del que salen diferentes atributos.</text:p>
            </text:list-item>
            <text:list-item>
              <text:p text:style-name="P15"><text:span text:style-name="T1">Valor deducido: </text:span>Es un atributo que sale a partir de otro.</text:p>
            </text:list-item>
            <text:list-item>
              <text:p text:style-name="P15"><text:span text:style-name="T1">Atributo opcional: </text:span>Es un atributo que puede haber o no información.</text:p>
            </text:list-item>
          </text:list>
        </text:list-item>
      </text:list>
      <text:p text:style-name="P24"><text:soft-page-break/><text:span text:style-name="T3">Modelo Relacional:</text:span></text:p>
      <text:p text:style-name="P27"/>
      <text:p text:style-name="P7">Es un modelo de BD que representa los datos por medio de tablas llamadas relaciones, cada una de las cuales se implanta como un archivo. Este modelo se caracteriza:</text:p>
      <text:list xml:id="list6457403822215355110" text:style-name="L7">
        <text:list-item>
          <text:p text:style-name="P16">A la hora de operar con los datos, en lugar de hacerlo sobre registros actúa sobre la relación.</text:p>
        </text:list-item>
        <text:list-item>
          <text:p text:style-name="P16">Peticiones complejas de información que pueden necesitar varios archivos se pueden especificar de forma muy simple y sin dificultad.</text:p>
        </text:list-item>
      </text:list>
      <text:p text:style-name="P6"/>
      <text:p text:style-name="P7"><text:span text:style-name="T2">Tabla:</text:span><text:span text:style-name="T1"> </text:span>Es una matriz rectangular que puede ser descrita de forma simple matemáticamente. Una tabla posee las siguientes propiedades:</text:p>
      <text:list xml:id="list4756885168448699338" text:style-name="L8">
        <text:list-item>
          <text:p text:style-name="P17">Cada entrada en la tabla representa un ítem de datos elemental.</text:p>
        </text:list-item>
        <text:list-item>
          <text:p text:style-name="P17">Una tabla es homogénea por columnas, es decir, todos los elementos de una columna se refieren a un atributo.</text:p>
        </text:list-item>
        <text:list-item>
          <text:p text:style-name="P17">Cada columna tiene asignado un nombre único <text:s/>en esa tabla, aunque pueden existir diferentes columnas de igual nombre de diferentes tablas.</text:p>
        </text:list-item>
        <text:list-item>
          <text:p text:style-name="P17">Para una tabla todas las filas son diferentes, no se admiten filas duplicadas.</text:p>
        </text:list-item>
      </text:list>
      <text:p text:style-name="P7"/>
      <text:p text:style-name="P7">Las tablas tienen diferentes claves según a lo que hagan referencia:</text:p>
      <text:list xml:id="list6816905238745548815" text:style-name="L9">
        <text:list-item>
          <text:p text:style-name="P18"><text:span text:style-name="T1">Clave candidata:</text:span> Es el ítem o conjunto de ítems que se consideran para diferenciar las entradas de la tabla.</text:p>
        </text:list-item>
        <text:list-item>
          <text:p text:style-name="P18"><text:span text:style-name="T1">Clave primaria:</text:span> Es el ítem o conjunto de ítems que se ha decidido que es diferenciador para esa tabla.</text:p>
        </text:list-item>
        <text:list-item>
          <text:p text:style-name="P22">Clave alternativa.</text:p>
        </text:list-item>
        <text:list-item>
          <text:p text:style-name="P18"><text:span text:style-name="T1">Clave foránea:</text:span> es un ítem que es una clave primaria de otra tabla, para que hagan referencia entre sí. Al borrar esta clave se puede decidir cómo borrarla según nos interese:</text:p>
          <text:list>
            <text:list-item>
              <text:p text:style-name="P18"><text:span text:style-name="T1">Borrado cascada:</text:span> Al borrar el elemento se borra de todos los elementos donde esté la clave foránea.</text:p>
            </text:list-item>
            <text:list-item>
              <text:p text:style-name="P18"><text:span text:style-name="T1">Borrado restrictivo:</text:span> No deja borrar un elemento que esté referenciado por una clave foránea en otro elemento.</text:p>
            </text:list-item>
            <text:list-item>
              <text:p text:style-name="P18"><text:span text:style-name="T1">Borrado valores_nulo: </text:span>Al borrar el elemento la clave foránea en el otro coge el valor nulo.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text:soft-page-break/>Traducción del modelo entidad-relación al modelo relacional:</text:p>
      <text:p text:style-name="P5"/>
      <text:list xml:id="list1794900439914634406" text:style-name="L10">
        <text:list-item>
          <text:p text:style-name="P19"><text:span text:style-name="T1">La transformación de entidades es directa.</text:span> (Una entidad en el modelo E-R será una entidad con sus mismos atributos en el modelo relacional).</text:p>
        </text:list-item>
        <text:list-item>
          <text:p text:style-name="P19"><text:span text:style-name="T1">La transformación de las relaciones entre entidades, no es directa.</text:span> Dependiendo de la cardinalidad de las relaciones se aplican unas reglas u otras:</text:p>
          <text:list>
            <text:list-item>
              <text:p text:style-name="P19"><text:span text:style-name="T1">Relación (1,1) - (1,1):</text:span> La PK de uno de las entidades se pone en la otra, es indiferente cual.</text:p>
            </text:list-item>
            <text:list-item>
              <text:p text:style-name="P19"><text:span text:style-name="T1">Relación (0,1) - (1,1):</text:span> La PK de la entidad con mínimo 0, se pone en la otra entidad.</text:p>
            </text:list-item>
            <text:list-item>
              <text:p text:style-name="P19"><text:span text:style-name="T1">Relación (1,1)/(0,1) – (1,N)/(0,N):</text:span> La PK de las dos entidades se coloca en una tabla aparte que es la tabla de la relación.</text:p>
            </text:list-item>
            <text:list-item>
              <text:p text:style-name="P19"><text:span text:style-name="T1">Relación (1,N) – (1,M):</text:span> La PK de las entidades se coloca en una tabla aparte que es la tabla de relación.</text:p>
            </text:list-item>
            <text:list-item>
              <text:p text:style-name="P19"><text:span text:style-name="T1">Relación reflexiva:</text:span> Se coloca en la entidad si es una relación (1,1), o sobre la relación si es una relación (1,N)/(M,N).</text:p>
            </text:list-item>
            <text:list-item>
              <text:p text:style-name="P19"><text:span text:style-name="T1">Relación débil:</text:span> Se pone la como PK su propia PK y la de la entidad fuerte.</text:p>
            </text:list-item>
            <text:list-item>
              <text:p text:style-name="P19"><text:span text:style-name="T1">Especialización:</text:span> Se pone la PK de la superclase.</text:p>
            </text:list-item>
          </text:list>
        </text:list-item>
      </text:list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="none"/>
    </style:style>
    <style:style style:name="MP1" style:family="paragraph" style:parent-style-name="Header">
      <style:text-properties style:font-name="Arial" fo:font-size="10pt" fo:font-weight="bold" style:font-size-asian="10pt" style:font-weight-asian="bold" style:font-size-complex="10pt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>
            <table:table-cell table:style-name="Tabla2.A1" office:value-type="string">
              <text:p text:style-name="MP1">M02 Base de datos</text:p>
            </table:table-cell>
            <table:table-cell table:style-name="Tabla2.A1" office:value-type="string">
              <text:p text:style-name="MP2">UF1 Introducción a las bases de datos</text:p>
            </table:table-cell>
          </table:table-row>
        </table:table>
        <text:p text:style-name="Header"/>
      </style:header>
      <style:footer>
        <text:p text:style-name="MP3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s Guillermo Valenzuela García</meta:initial-creator>
    <meta:creation-date>2020-10-25T17:56:28.78</meta:creation-date>
    <dc:date>2020-10-25T19:18:22.68</dc:date>
    <dc:creator>Carlos Guillermo Valenzuela García</dc:creator>
    <meta:editing-duration>PT1H21M40S</meta:editing-duration>
    <meta:editing-cycles>8</meta:editing-cycles>
    <meta:generator>OpenOffice/4.1.3$Win32 OpenOffice.org_project/413m1$Build-9783</meta:generator>
    <meta:document-statistic meta:table-count="1" meta:image-count="0" meta:object-count="0" meta:page-count="5" meta:paragraph-count="84" meta:word-count="1262" meta:character-count="7386"/>
  </office:meta>
</office:document-meta>
</file>